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in" fo:margin-right="0in" fo:margin-top="0in" fo:margin-bottom="0.1965in" style:contextual-spacing="false" fo:text-indent="0in" style:auto-text-indent="false"/>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margin-top="0in" fo:margin-bottom="0in" style:contextual-spacing="false" fo:text-indent="0in" style:auto-text-indent="false"/>
    </style:style>
    <style:style style:name="P4" style:family="paragraph" style:parent-style-name="Text_20_body">
      <style:paragraph-properties fo:margin-top="0in" fo:margin-bottom="0in" style:contextual-spacing="false"/>
    </style:style>
    <style:style style:name="Sect1" style:family="section">
      <style:section-properties fo:margin-left="0in" fo:margin-right="0in" style:editable="false">
        <style:columns fo:column-count="1" fo:column-gap="0in"/>
      </style:section-properties>
    </style:style>
  </office:automatic-styles>
  <office:body>
    <office:text>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rite a short note on BA’s value in bridging business and IT.</text:p>
      <text:section text:style-name="Sect1" text:name="thread">
        <text:p text:style-name="Text_20_body">A <text:span text:style-name="Strong_20_Emphasis">Business Analyst (BA)</text:span> plays a crucial role in bridging the gap between business needs and IT solutions. They act as a translator between stakeholders—such as managers, clients, and technical teams—ensuring that business requirements are clearly understood and accurately implemented.</text:p>
        <text:p text:style-name="Text_20_body">BAs gather, analyze, and document requirements, turning complex business problems into structured, actionable specifications that developers and IT teams can work with. This reduces misunderstandings, minimizes rework, and helps ensure that the final product aligns with organizational goals.</text:p>
        <text:p text:style-name="Text_20_body">Additionally, BAs facilitate communication, manage expectations, and often identify opportunities for process improvement or innovation. By aligning technology solutions with business objectives, they add value through improved efficiency, better decision-making, and higher project success rates.</text:p>
        <text:p text:style-name="Text_20_body">In essence, a BA ensures that IT delivers solutions that truly meet business needs, making them a vital link between strategy and execution.</text:p>
        <text:section text:style-name="Sect1" text:name="thread-bottom-container">
          <text:p text:style-name="P2"/>
          <text:section text:style-name="Sect1" text:name="thread-bottom">
            <text:p text:style-name="P3"><text:bookmark text:name="upload-files"/></text:p>
            <text:p text:style-name="P4"/>
            <text:section text:style-name="Sect1" text:name="prompt-textarea">
              <text:p text:style-name="P2"/>
            </text:section>
          </text:section>
        </text:section>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7T01:23:08.561618700</meta:creation-date>
    <dc:date>2026-03-27T01:24:10.289932700</dc:date>
    <meta:editing-duration>PT1M2S</meta:editing-duration>
    <meta:editing-cycles>1</meta:editing-cycles>
    <meta:document-statistic meta:table-count="0" meta:image-count="0" meta:object-count="0" meta:page-count="1" meta:paragraph-count="5" meta:word-count="150" meta:character-count="1075" meta:non-whitespace-character-count="932"/>
    <meta:generator>LibreOffice/26.2.1.2$Windows_X86_64 LibreOffice_project/620$Build-2</meta:generator>
  </office:meta>
</office:document-meta>
</file>